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42cm" fo:min-width="2.04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02cm"/>
    </style:style>
    <style:style style:name="gr4" style:family="graphic" style:parent-style-name="standard">
      <style:graphic-properties draw:textarea-horizontal-align="justify" draw:textarea-vertical-align="middle" draw:auto-grow-height="false" fo:min-height="1.5cm" fo:min-width="6.325cm"/>
    </style:style>
    <style:style style:name="gr5" style:family="graphic" style:parent-style-name="standard">
      <style:graphic-properties draw:textarea-horizontal-align="justify" draw:textarea-vertical-align="middle" draw:auto-grow-height="false" fo:min-height="1.5cm" fo:min-width="5.553cm"/>
    </style:style>
    <style:style style:name="gr6" style:family="graphic" style:parent-style-name="standard">
      <style:graphic-properties draw:textarea-horizontal-align="justify" draw:textarea-vertical-align="middle" draw:auto-grow-height="false" fo:min-height="1.5cm" fo:min-width="5.29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2.54cm" svg:x="2.689cm" svg:y="5.545cm">
          <text:p text:style-name="P1">G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.529cm" svg:y1="6.866cm" svg:x2="22.463cm" svg:y2="6.842cm">
          <text:p/>
        </draw:line>
        <draw:frame draw:style-name="gr3" draw:layer="layout" svg:width="5.581cm" svg:height="1.052cm" svg:x="6.136cm" svg:y="5.833cm">
          <draw:text-box>
            <text:p>Request</text:p>
          </draw:text-box>
        </draw:frame>
        <draw:line draw:style-name="gr2" draw:text-style-name="P1" draw:layer="layout" svg:x1="6.621cm" svg:y1="6.866cm" svg:x2="6.621cm" svg:y2="9.449cm">
          <text:p/>
        </draw:line>
        <draw:custom-shape draw:style-name="gr4" draw:text-style-name="P2" draw:layer="layout" svg:width="7.013cm" svg:height="1.938cm" svg:x="2.496cm" svg:y="9.449cm">
          <text:p text:style-name="P2"><text:span text:style-name="T1">Processing clock in and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.352cm" svg:y1="6.866cm" svg:x2="12.352cm" svg:y2="9.449cm">
          <text:p/>
        </draw:line>
        <draw:line draw:style-name="gr2" draw:text-style-name="P1" draw:layer="layout" svg:x1="6.621cm" svg:y1="6.866cm" svg:x2="6.621cm" svg:y2="9.449cm">
          <text:p/>
        </draw:line>
        <draw:line draw:style-name="gr2" draw:text-style-name="P1" draw:layer="layout" svg:x1="6.621cm" svg:y1="6.866cm" svg:x2="6.621cm" svg:y2="9.449cm">
          <text:p/>
        </draw:line>
        <draw:custom-shape draw:style-name="gr5" draw:text-style-name="P2" draw:layer="layout" svg:width="6.241cm" svg:height="1.938cm" svg:x="9.872cm" svg:y="9.449cm">
          <text:p text:style-name="P2"><text:span text:style-name="T1">Processing lunch brea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7.989cm" svg:y1="6.866cm" svg:x2="17.989cm" svg:y2="9.449cm">
          <text:p/>
        </draw:line>
        <draw:custom-shape draw:style-name="gr6" draw:text-style-name="P2" draw:layer="layout" svg:width="5.984cm" svg:height="1.938cm" svg:x="16.733cm" svg:y="9.476cm">
          <text:p text:style-name="P2"><text:span text:style-name="T1">Processing time writt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7T01:39:46.974000000</meta:creation-date>
    <dc:date>2016-11-29T22:03:02.524000000</dc:date>
    <meta:editing-duration>PT14M46S</meta:editing-duration>
    <meta:editing-cycles>2</meta:editing-cycles>
    <meta:generator>LibreOffice/4.3.5.2$Windows_x86 LibreOffice_project/3a87456aaa6a95c63eea1c1b3201acedf0751bd5</meta:generator>
    <meta:document-statistic meta:object-count="11"/>
  </office:meta>
</office:document-meta>
</file>